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186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3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1.7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5.162cm" svg:y1="4.816cm" svg:x2="10.636cm" svg:y2="4.816cm">
            <text:p/>
          </draw:line>
          <draw:frame draw:style-name="gr12" draw:text-style-name="P6" draw:layer="layout" svg:width="4cm" svg:height="2.031cm" svg:x="5.162cm" svg:y="2.794cm">
            <draw:text-box>
              <text:p text:style-name="P5"><text:span text:style-name="T2">authenticate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8" draw:layer="layout" svg:width="4.04cm" svg:height="0.963cm" svg:x="11.125cm" svg:y="4.483cm">
            <draw:text-box>
              <text:p text:style-name="P7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9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10" draw:layer="layout" svg:width="2.893cm" svg:height="3.762cm" svg:x="11.377cm" svg:y="8.015cm">
            <draw:text-box>
              <text:p text:style-name="P7"><text:span text:style-name="T2">compareCreds(</text:span></text:p>
              <text:p text:style-name="P7"><text:span text:style-name="T2">u1: string, p1: string,</text:span></text:p>
              <text:p text:style-name="P7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8" draw:layer="layout" svg:width="8.845cm" svg:height="0.963cm" svg:x="11.086cm" svg:y="5.859cm">
            <draw:text-box>
              <text:p text:style-name="P7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8" draw:layer="layout" svg:width="8.761cm" svg:height="0.725cm" svg:x="14.403cm" svg:y="7.056cm">
            <draw:text-box>
              <text:p text:style-name="P7"><text:span text:style-name="T2">Credentials</text:span></text:p>
            </draw:text-box>
          </draw:frame>
        </draw:g>
        <draw:g draw:style-name="gr2">
          <draw:polyline draw:style-name="gr25" draw:text-style-name="P9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10" draw:layer="layout" svg:width="5.459cm" svg:height="0.441cm" svg:x="10.805cm" svg:y="10.377cm">
            <draw:text-box>
              <text:p text:style-name="P7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523cm" svg:y1="12.728cm" svg:x2="5.136cm" svg:y2="12.728cm">
            <text:p/>
          </draw:line>
          <draw:frame draw:style-name="gr28" draw:text-style-name="P8" draw:layer="layout" svg:width="3.938cm" svg:height="0.963cm" svg:x="6.585cm" svg:y="11.774cm">
            <draw:text-box>
              <text:p text:style-name="P7"><text:span text:style-name="T2">Request OTP</text:span></text:p>
            </draw:text-box>
          </draw:frame>
        </draw:g>
        <draw:g draw:style-name="gr2">
          <draw:line draw:style-name="gr29" draw:text-style-name="P4" draw:layer="layout" svg:x1="5.11cm" svg:y1="14.225cm" svg:x2="10.584cm" svg:y2="14.225cm">
            <text:p/>
          </draw:line>
          <draw:frame draw:style-name="gr30" draw:text-style-name="P6" draw:layer="layout" svg:width="4cm" svg:height="2.031cm" svg:x="5.11cm" svg:y="12.203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48cm" svg:y1="15.763cm" svg:x2="5.058cm" svg:y2="15.763cm">
            <text:p/>
          </draw:line>
          <draw:frame draw:style-name="gr32" draw:text-style-name="P8" draw:layer="layout" svg:width="4.014cm" svg:height="0.725cm" svg:x="6.534cm" svg:y="15.047cm">
            <draw:text-box>
              <text:p text:style-name="P7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8.341cm" svg:y1="1.865cm" svg:x2="8.341cm" svg:y2="7.999cm">
              <text:p/>
            </draw:line>
            <draw:line draw:style-name="gr34" draw:text-style-name="P1" draw:layer="layout" svg:x1="8.341cm" svg:y1="6.977cm" svg:x2="8.341cm" svg:y2="12.089cm">
              <text:p/>
            </draw:line>
          </draw:g>
          <draw:custom-shape draw:style-name="gr35" draw:text-style-name="P3" draw:layer="layout" svg:width="4cm" svg:height="0.995cm" svg:x="6.341cm" svg:y="1.86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SSH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8.091cm" svg:y="3.5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1cm" svg:y1="3.933cm" svg:x2="8.107cm" svg:y2="3.933cm">
            <text:p/>
          </draw:line>
          <draw:frame draw:style-name="gr38" draw:text-style-name="P8" draw:layer="layout" svg:width="5.193cm" svg:height="0.963cm" svg:x="1cm" svg:y="2.979cm">
            <draw:text-box>
              <text:p text:style-name="P7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3.488cm" svg:y1="1.814cm" svg:x2="13.488cm" svg:y2="5.022cm">
              <text:p/>
            </draw:line>
            <draw:line draw:style-name="gr40" draw:text-style-name="P1" draw:layer="layout" svg:x1="13.488cm" svg:y1="4.487cm" svg:x2="13.488cm" svg:y2="7.16cm">
              <text:p/>
            </draw:line>
          </draw:g>
          <draw:custom-shape draw:style-name="gr41" draw:text-style-name="P3" draw:layer="layout" svg:width="4cm" svg:height="0.995cm" svg:x="11.488cm" svg:y="1.8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3.212cm" svg:y="4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8.595cm" svg:y1="5.049cm" svg:x2="13.203cm" svg:y2="5.049cm">
            <text:p/>
          </draw:line>
          <draw:frame draw:style-name="gr44" draw:text-style-name="P8" draw:layer="layout" svg:width="3.367cm" svg:height="0.963cm" svg:x="8.595cm" svg:y="4.095cm">
            <draw:text-box>
              <text:p text:style-name="P7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3.22cm" svg:y1="6.113cm" svg:x2="8.663cm" svg:y2="6.113cm">
            <text:p/>
          </draw:line>
          <draw:frame draw:style-name="gr46" draw:text-style-name="P8" draw:layer="layout" svg:width="3.332cm" svg:height="0.725cm" svg:x="9.888cm" svg:y="5.397cm">
            <draw:text-box>
              <text:p text:style-name="P7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18.961cm" svg:y1="1.813cm" svg:x2="18.961cm" svg:y2="7.605cm">
              <text:p/>
            </draw:line>
            <draw:line draw:style-name="gr48" draw:text-style-name="P1" draw:layer="layout" svg:x1="18.961cm" svg:y1="6.64cm" svg:x2="18.961cm" svg:y2="11.466cm">
              <text:p/>
            </draw:line>
          </draw:g>
          <draw:custom-shape draw:style-name="gr49" draw:text-style-name="P3" draw:layer="layout" svg:width="4cm" svg:height="0.995cm" svg:x="16.961cm" svg:y="1.8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18.711cm" svg:y="7.912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8.621cm" svg:y1="8.474cm" svg:x2="18.728cm" svg:y2="8.474cm">
            <text:p/>
          </draw:line>
          <draw:frame draw:style-name="gr52" draw:text-style-name="P8" draw:layer="layout" svg:width="7.385cm" svg:height="0.725cm" svg:x="8.621cm" svg:y="7.758cm">
            <draw:text-box>
              <text:p text:style-name="P7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18.708cm" svg:y1="9.608cm" svg:x2="8.612cm" svg:y2="9.608cm">
            <text:p/>
          </draw:line>
          <draw:frame draw:style-name="gr54" draw:text-style-name="P8" draw:layer="layout" svg:width="7.382cm" svg:height="0.725cm" svg:x="11.326cm" svg:y="8.892cm">
            <draw:text-box>
              <text:p text:style-name="P7"><text:span text:style-name="T2">Public Key</text:span></text:p>
            </draw:text-box>
          </draw:frame>
        </draw:g>
        <draw:g draw:style-name="gr2">
          <draw:line draw:style-name="gr55" draw:text-style-name="P4" draw:layer="layout" svg:x1="8.046cm" svg:y1="10.567cm" svg:x2="1cm" svg:y2="10.567cm">
            <text:p/>
          </draw:line>
          <draw:frame draw:style-name="gr56" draw:text-style-name="P8" draw:layer="layout" svg:width="5.152cm" svg:height="0.725cm" svg:x="2.894cm" svg:y="9.851cm">
            <draw:text-box>
              <text:p text:style-name="P7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9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10" draw:layer="layout" svg:width="2.381cm" svg:height="0.5cm" svg:x="13.018cm" svg:y="5.628cm">
            <draw:text-box>
              <text:p text:style-name="P7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8" draw:layer="layout" svg:width="6.124cm" svg:height="1.675cm" svg:x="12.656cm" svg:y="6.981cm">
            <draw:text-box>
              <text:p text:style-name="P7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8" draw:layer="layout" svg:width="5.152cm" svg:height="0.725cm" svg:x="7.007cm" svg:y="9.118cm">
            <draw:text-box>
              <text:p text:style-name="P7"><text:span text:style-name="T2">API Secre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marker draw:name="Not_20_navigable" draw:display-name="Not navigable" svg:viewBox="0 0 706 1270" svg:d="M0 352l35-35 36-35 232 232v-514h50 50v513l232-231 35 35 36 35-282 283 282 282-36 35-35 35-232-231v514h-50-50v-515l-232 232-36-35-35-35 282-282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2T21:40:21.797928913</dc:date>
    <meta:editing-duration>PT2H1M16S</meta:editing-duration>
    <meta:editing-cycles>25</meta:editing-cycles>
    <meta:document-statistic meta:object-count="105"/>
  </office:meta>
</office:document-meta>
</file>